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7000002D1D07915DD688092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5.85cm" svg:height="19.078cm" draw:z-index="0"><draw:image xlink:href="Pictures/1000000100000257000002D1D07915DD688092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21:57:27.329000000</meta:creation-date>
    <dc:date>2022-09-22T22:01:04.305000000</dc:date>
    <meta:editing-duration>PT3M3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